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7.4806in" table:align="margins" style:writing-mode="lr-tb"/>
    </style:style>
    <style:style style:name="CV_5f_TABLE.A" style:display-name="CV_TABLE.A" style:family="table-column">
      <style:table-column-properties style:column-width="1.1549in" style:rel-column-width="10117*"/>
    </style:style>
    <style:style style:name="CV_5f_TABLE.B" style:display-name="CV_TABLE.B" style:family="table-column">
      <style:table-column-properties style:column-width="0.1736in" style:rel-column-width="1520*"/>
    </style:style>
    <style:style style:name="CV_5f_TABLE.C" style:display-name="CV_TABLE.C" style:family="table-column">
      <style:table-column-properties style:column-width="0.6757in" style:rel-column-width="5919*"/>
    </style:style>
    <style:style style:name="CV_5f_TABLE.D" style:display-name="CV_TABLE.D" style:family="table-column">
      <style:table-column-properties style:column-width="5.4764in" style:rel-column-width="47979*"/>
    </style:style>
    <style:style style:name="CV_5f_TABLE.A1.1" style:display-name="CV_TABLE.A1.1" style:family="table-column">
      <style:table-column-properties style:column-width="2.0042in" style:rel-column-width="17556*"/>
    </style:style>
    <style:style style:name="CV_5f_TABLE.A1.1.1" style:display-name="CV_TABLE.A1.1.1" style:family="table-cell">
      <style:table-cell-properties style:vertical-align="top" fo:padding-left="0in" fo:padding-right="0in" fo:padding-top="0.0194in" fo:padding-bottom="0.0194in" fo:border="none"/>
    </style:style>
    <style:style style:name="CV_5f_TABLE.D1.1" style:display-name="CV_TABLE.D1.1" style:family="table-column">
      <style:table-column-properties style:column-width="3.4653in" style:rel-column-width="30357*"/>
    </style:style>
    <style:style style:name="CV_5f_TABLE.D1.2" style:display-name="CV_TABLE.D1.2" style:family="table-column">
      <style:table-column-properties style:column-width="2.0118in" style:rel-column-width="17622*"/>
    </style:style>
    <style:style style:name="CV_5f_TABLE.14" style:display-name="CV_TABLE.14" style:family="table-row">
      <style:table-row-properties style:min-row-height="0.0771in"/>
    </style:style>
    <style:style style:name="CV_5f_TABLE.A17" style:display-name="CV_TABLE.A17" style:family="table-cell">
      <style:table-cell-properties style:vertical-align="top" fo:background-color="transparent" fo:padding-left="0in" fo:padding-right="0in" fo:padding-top="0.0194in" fo:padding-bottom="0.0194in" fo:border="none">
        <style:background-image/>
      </style:table-cell-properties>
    </style:style>
    <style:style style:name="CV_5f_TABLE.19" style:display-name="CV_TABLE.19" style:family="table-row">
      <style:table-row-properties style:min-row-height="0.0493in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in" fo:margin-right="0.0783in" fo:text-indent="0in" style:auto-text-indent="false"/>
    </style:style>
    <style:style style:name="P7" style:family="paragraph" style:parent-style-name="CV_20_Normal">
      <style:paragraph-properties fo:margin-left="0in" fo:margin-right="0.0783in" fo:text-indent="0in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in" fo:margin-right="0.0783in" fo:text-align="end" style:justify-single-word="false" fo:text-indent="0in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in" fo:margin-right="0.0783in" fo:text-align="end" style:justify-single-word="false" fo:text-indent="0in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0" style:family="paragraph" style:parent-style-name="CV_20_Normal_20_-_20_First_20_Line">
      <style:paragraph-properties fo:margin-left="0in" fo:margin-right="0.0783in" fo:text-align="end" style:justify-single-word="false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left="0in" fo:margin-right="0.0783in" fo:text-align="end" style:justify-single-word="false" fo:text-indent="0in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CV_20_Heading_20_1">
      <style:text-properties style:font-name="Arial" fo:font-size="11pt" style:font-size-asian="11pt" style:font-size-complex="11pt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CV_20_Heading_20_1">
      <style:text-properties style:font-name="Arial" fo:font-size="11pt" style:font-size-asian="9.60000038146973pt" style:font-size-complex="11pt"/>
    </style:style>
    <style:style style:name="P15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CV_20_Heading_20_2_20_-_20_First_20_Line">
      <style:text-properties style:font-name="Arial"/>
    </style:style>
    <style:style style:name="P17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CV_20_Heading_20_2_20_-_20_First_20_Line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CV_20_Heading_20_2_20_-_20_First_20_Line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CV_20_Spacer">
      <style:text-properties style:font-name="Arial"/>
    </style:style>
    <style:style style:name="P24" style:family="paragraph" style:parent-style-name="CV_20_Spacer">
      <style:text-properties style:font-name="Arial" fo:font-weight="normal" style:font-weight-asian="normal" style:font-weight-complex="normal"/>
    </style:style>
    <style:style style:name="P25" style:family="paragraph" style:parent-style-name="CV_20_Normal_20_-_20_First_20_Line">
      <style:text-properties style:font-name="Arial"/>
    </style:style>
    <style:style style:name="P26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8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9" style:family="paragraph" style:parent-style-name="CV_20_Normal_20_-_20_First_20_Line">
      <style:paragraph-properties fo:margin-left="0in" fo:margin-right="0.0783in" fo:text-align="start" style:justify-single-word="false" fo:text-indent="0.0783in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4">
      <style:paragraph-properties fo:margin-left="0.0783in" fo:margin-right="0in" fo:text-indent="-0.252in" style:auto-text-indent="false">
        <style:tab-stops/>
      </style:paragraph-properties>
    </style:style>
    <style:style style:name="P31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CV_20_Normal" style:list-style-name="L1">
      <style:paragraph-properties fo:margin-left="0.1043in" fo:margin-right="0.0783in" fo:text-indent="0.1736in" style:auto-text-indent="false">
        <style:tab-stops/>
      </style:paragraph-properties>
    </style:style>
    <style:style style:name="P33" style:family="paragraph" style:parent-style-name="CV_20_Normal" style:list-style-name="L1">
      <style:paragraph-properties fo:margin-left="0.0783in" fo:margin-right="0in" fo:text-indent="-0.252in" style:auto-text-indent="false">
        <style:tab-stops/>
      </style:paragraph-properties>
    </style:style>
    <style:style style:name="P34" style:family="paragraph" style:parent-style-name="CV_20_Normal" style:list-style-name="L2">
      <style:paragraph-properties fo:margin-left="0.0783in" fo:margin-right="0in" fo:text-indent="0.0957in" style:auto-text-indent="false">
        <style:tab-stops>
          <style:tab-stop style:position="0.148in"/>
        </style:tab-stops>
      </style:paragraph-properties>
    </style:style>
    <style:style style:name="P35" style:family="paragraph" style:parent-style-name="CV_20_Normal" style:list-style-name="L2">
      <style:paragraph-properties fo:margin-left="0.0783in" fo:margin-right="0in" fo:text-indent="0.0957in" style:auto-text-indent="false">
        <style:tab-stops>
          <style:tab-stop style:position="0.148in"/>
        </style:tab-stops>
      </style:paragraph-properties>
      <style:text-properties style:font-name="Arial"/>
    </style:style>
    <style:style style:name="P36" style:family="paragraph" style:parent-style-name="CV_20_Normal" style:list-style-name="L3">
      <style:paragraph-properties fo:margin-left="0.0783in" fo:margin-right="0in" fo:text-indent="-0.5665in" style:auto-text-indent="false">
        <style:tab-stops/>
      </style:paragraph-properties>
    </style:style>
    <style:style style:name="P37" style:family="paragraph" style:parent-style-name="CV_20_Normal" style:list-style-name="L5">
      <style:paragraph-properties fo:margin-left="0.0783in" fo:margin-right="0.0783in" fo:line-height="100%" fo:text-indent="0in" style:auto-text-indent="false"/>
      <style:text-properties style:font-name="Arial" fo:font-weight="normal" style:font-weight-asian="normal" style:font-weight-complex="normal"/>
    </style:style>
    <style:style style:name="P38" style:family="paragraph" style:parent-style-name="CV_20_Normal_20_-_20_First_20_Line" style:list-style-name="L1">
      <style:paragraph-properties fo:margin-left="0.1043in" fo:margin-right="0.0783in" fo:text-indent="0.1736in" style:auto-text-indent="false">
        <style:tab-stops/>
      </style:paragraph-properties>
    </style:style>
    <style:style style:name="P39" style:family="paragraph" style:parent-style-name="CV_20_Normal_20_-_20_First_20_Line" style:list-style-name="L1">
      <style:paragraph-properties fo:margin-left="0.0783in" fo:margin-right="0in" fo:text-indent="-0.252in" style:auto-text-indent="false">
        <style:tab-stops/>
      </style:paragraph-properties>
    </style:style>
    <style:style style:name="P40" style:family="paragraph" style:parent-style-name="CV_20_Normal_20_-_20_First_20_Line" style:list-style-name="L4">
      <style:paragraph-properties fo:margin-left="0.0783in" fo:margin-right="0in" fo:text-indent="-0.252in" style:auto-text-indent="false">
        <style:tab-stops/>
      </style:paragraph-properties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style:font-name="Arial" style:text-underline-style="none" fo:font-weight="bold" style:font-weight-asian="bold" style:font-weight-complex="bold"/>
    </style:style>
    <style:style style:name="T8" style:family="text">
      <style:text-properties style:font-name="Arial" style:text-underline-style="none" fo:font-weight="normal" style:font-weight-asian="normal" style:font-weight-complex="normal"/>
    </style:style>
    <style:style style:name="T9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25in" fo:margin-left="0.5783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2327in" fo:margin-left="0.7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25in" fo:margin-left="0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4055in" fo:margin-left="0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3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covered-table-cell/>
          <table:table-cell>
            <table:table table:is-sub-table="true">
              <table:table-column table:style-name="CV_5f_TABLE.D1.1"/>
              <table:table-column table:style-name="CV_5f_TABLE.D1.2"/>
              <table:table-row>
                <table:table-cell table:style-name="CV_5f_TABLE.A1.1.1" office:value-type="string">
                  <text:p text:style-name="P5"><text:span text:style-name="T2">S</text:span><text:span text:style-name="T2">eptember 19, 1989 :: Lithuania</text:span><text:span text:style-name="T2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2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2" office:value-type="string">
            <text:p text:style-name="P13">Interested in:</text:p>
          </table:table-cell>
          <table:covered-table-cell/>
          <table:table-cell table:style-name="CV_5f_TABLE.A1.1.1" table:number-columns-spanned="2" office:value-type="string">
            <text:p text:style-name="P13">Software development, service reliability and automation engineering</text:p>
          </table:table-cell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Work experience</text:p>
          </table:table-cell>
          <table:table-cell table:style-name="CV_5f_TABLE.A1.1.1" table:number-columns-spanned="3" office:value-type="string">
            <text:list xml:id="list371128822" text:style-name="L1">
              <text:list-item>
                <text:p text:style-name="P32"><text:span text:style-name="T3">9/2012–now:</text:span><text:span text:style-name="T4"> </text:span><text:span text:style-name="T3">Spil Games, Netherlands</text:span><text:span text:style-name="T4">. Back-end systems development. Design and implementation of game logic middleware (in Erlang and Lua). Spil websites handle 170+ million unique visits per month, and implemented components have to be designed to scale well above that.</text:span></text:p>
              </text:list-item>
              <text:list-item>
                <text:p text:style-name="P38"><text:span text:style-name="T3">9/2011–now:</text:span><text:span text:style-name="T4"> </text:span><text:span text:style-name="T3">University of Glasgow Students' Representative Council (SRC)</text:span><text:span text:style-name="T4">. Systems engineer. Responsibilities: enhancing server and networking infrastructure. Working on storage cluster and configuration automation for Xen VMs using Chef. Technologies: Xen, Chef, Debian.</text:span></text:p>
              </text:list-item>
              <text:list-item>
                <text:p text:style-name="P39"><text:span text:style-name="T3">7/2011–3/2012:</text:span><text:span text:style-name="T4"> </text:span><text:span text:style-name="T3">Mano Numeris, UAB</text:span><text:span text:style-name="T4">. Erlang software engineer. Business process' implementation in Erlang. Key requirements: correctness and data integrity. Skills: producing high quality, well documented and tested code. Advanced testing techniques. Technologies: Erlang and tools.</text:span></text:p>
              </text:list-item>
              <text:list-item>
                <text:p text:style-name="P39"><text:span text:style-name="T3">8/2010–11/2011:</text:span><text:span text:style-name="T4"> </text:span><text:span text:style-name="T3">Idiles Systems, UAB</text:span><text:span text:style-name="T4">. Python web developer and CTO. Lead developer of 4-5 developers team. Major work on </text:span><text:a xlink:type="simple" xlink:href="http://www.befluentin.com/"><text:span text:style-name="T4">BeFluentIn</text:span></text:a><text:span text:style-name="T4"> and </text:span><text:a xlink:type="simple" xlink:href="http://liveopenly.com/"><text:span text:style-name="T4">LiveOpenly</text:span></text:a><text:span text:style-name="T4">.</text:span></text:p>
              </text:list-item>
              <text:list-item>
                <text:p text:style-name="P39"><text:span text:style-name="T3">7/2009–9/2010:</text:span><text:span text:style-name="T4"> </text:span><text:span text:style-name="T3">Jocom, UAB</text:span><text:span text:style-name="T2">. Lithuanian based company doing GSM termination. Core systems developer and systems administrator. Implemented virtualization solution in Xen. Exotic distributed gateway network implementation and administration built on customized OpenWRT.</text:span></text:p>
              </text:list-item>
              <text:list-item>
                <text:p text:style-name="P33"><text:span text:style-name="T3">2007–2009: HealthyComp, Inc</text:span><text:span text:style-name="T2">. Search engine optimization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Programming</text:p>
          </table:table-cell>
          <table:table-cell table:style-name="CV_5f_TABLE.A1.1.1" table:number-columns-spanned="3" office:value-type="string">
            <text:list xml:id="list1417881448" text:style-name="L2">
              <text:list-item>
                <text:p text:style-name="P34"><text:span text:style-name="T7">Python</text:span><text:span text:style-name="T7">, Django</text:span><text:span text:style-name="T7">:</text:span><text:span text:style-name="T8"> since 2008. Websites and other programming (</text:span><text:a xlink:type="simple" xlink:href="http://confident.lt/"><text:span text:style-name="T2">confident.lt</text:span></text:a><text:span text:style-name="T8">, </text:span><text:a xlink:type="simple" xlink:href="https://github.com/Motiejus/django-webtopay"><text:span text:style-name="T2">django-webtopay</text:span></text:a><text:span text:style-name="T8">, ...).</text:span></text:p>
              </text:list-item>
              <text:list-item>
                <text:p text:style-name="P35"><text:span text:style-name="T16">Erlang (PropEr, mochiweb, mnesia, ...):</text:span><text:span text:style-name="T17"> </text:span><text:span text:style-name="T17">s</text:span><text:span text:style-name="T17">ince </text:span><text:span text:style-name="T17">7/</text:span><text:span text:style-name="T17">2011: </text:span><text:span text:style-name="T17">at </text:span><text:span text:style-name="T17">Mano Numeris </text:span><text:span text:style-name="T17">and Spil Games.</text:span></text:p>
              </text:list-item>
              <text:list-item>
                <text:p text:style-name="P34"><text:span text:style-name="T7">C++: </text:span><text:span text:style-name="T8">Olympiads in Informatics </text:span><text:span text:style-name="T8">in </text:span><text:span text:style-name="T8">2004</text:span><text:span text:style-name="T8">-2008</text:span><text:span text:style-name="T8">. 2009‒2011: </text:span><text:a xlink:type="simple" xlink:href="http://github.com/Motiejus/SoundPatty"><text:span text:style-name="T2">SoundPatty</text:span></text:a><text:span text:style-name="T8">.</text:span></text:p>
              </text:list-item>
              <text:list-item>
                <text:p text:style-name="P35"><text:span text:style-name="T16">Javascript, jQuery, HTML, CSS... </text:span><text:span text:style-name="T17">various web development project</text:span><text:span text:style-name="T17">s since 2005</text:span><text:span text:style-name="T17">.</text:span></text:p>
              </text:list-item>
              <text:list-item>
                <text:p text:style-name="P34"><text:span text:style-name="T7">Java: </text:span><text:span text:style-name="T8">since 2007. Created distributed </text:span><text:a xlink:type="simple" xlink:href="https://github.com/Motiejus/ryanaid"><text:span text:style-name="T9">ryanair crawle</text:span></text:a><text:span text:style-name="T9">r</text:span><text:span text:style-name="T8"> (on top of Selenium 2), university projects.</text:span></text:p>
              </text:list-item>
              <text:list-item>
                <text:p text:style-name="P34"><text:span text:style-name="T7">Android:</text:span><text:span text:style-name="T8"> since 2011: Mobile Software Engineering projects. </text:span><text:a xlink:type="simple" xlink:href="https://github.com/Motiejus/AirportInternet"><text:span text:style-name="T9">I</text:span></text:a><text:a xlink:type="simple" xlink:href="https://github.com/Motiejus/AirportInternet"><text:span text:style-name="T9">odine </text:span></text:a><text:a xlink:type="simple" xlink:href="https://github.com/Motiejus/AirportInternet"><text:span text:style-name="T9">front-end for </text:span></text:a><text:a xlink:type="simple" xlink:href="https://github.com/Motiejus/AirportInternet"><text:span text:style-name="T9">Android</text:span></text:a><text:span text:style-name="T8">.</text:span></text:p>
              </text:list-item>
              <text:list-item>
                <text:p text:style-name="P35"><text:span text:style-name="T16">C, Lua:</text:span><text:span text:style-name="T12"> in Spil Games. Implemented </text:span><text:a xlink:type="simple" xlink:href="https://github.com/Motiejus/erlualib">Erlualib</text:a><text:span text:style-name="T12"> for low-level Erlang-Lua-C communication.</text:span></text:p>
              </text:list-item>
              <text:list-item>
                <text:p text:style-name="P34"><text:span text:style-name="T7">Ruby on Rails </text:span><text:span text:style-name="T8">(</text:span><text:a xlink:type="simple" xlink:href="http://trool.org/"><text:span text:style-name="T2">trool.org</text:span></text:a><text:span text:style-name="T8">), </text:span><text:span text:style-name="T7">Perl </text:span><text:span text:style-name="T8">(</text:span><text:a xlink:type="simple" xlink:href="https://github.com/Motiejus/Asterisk-perl-AMI"><text:span text:style-name="T2">AMI library</text:span></text:a><text:span text:style-name="T8"> and </text:span><text:span text:style-name="T8">some proprietary Nagios plugins</text:span><text:span text:style-name="T8">).</text:span></text:p>
              </text:list-item>
              <text:list-item>
                <text:p text:style-name="P35"><text:span text:style-name="T13">GIT: </text:span><text:span text:style-name="T12">since 2</text:span><text:span text:style-name="T12">008. Really like this tool and educate others to use it.</text:span></text:p>
              </text:list-item>
              <text:list-item>
                <text:p text:style-name="P35"><text:span text:style-name="T16">Test driven development. </text:span><text:span text:style-name="T17">I encourage tests-first development.</text:span></text:p>
              </text:list-item>
              <text:list-item>
                <text:p text:style-name="P35"><text:span text:style-name="T17">High </text:span><text:span text:style-name="T17">Interes</text:span><text:span text:style-name="T17">t</text:span><text:span text:style-name="T17"> in </text:span><text:span text:style-name="T17">software verifiability </text:span><text:span text:style-name="T17">and</text:span><text:span text:style-name="T17"> redundancy </text:span><text:span text:style-name="T17">in unreliable environments</text:span><text:span text:style-name="T17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<text:span text:style-name="T15">Systems</text:span> </text:p>
          </table:table-cell>
          <table:table-cell table:style-name="CV_5f_TABLE.A1.1.1" table:number-columns-spanned="3" office:value-type="string">
            <text:list xml:id="list1505392789" text:style-name="L3">
              <text:list-item>
                <text:p text:style-name="P36"><text:span text:style-name="T6">Linux: </text:span><text:span text:style-name="T5">since 2006. Very good at Debian, very familiar with Gentoo and </text:span><text:span text:style-name="T6">OpenWRT</text:span><text:span text:style-name="T5">.</text:span></text:p>
              </text:list-item>
              <text:list-item>
                <text:p text:style-name="P36"><text:span text:style-name="T7">Xen, KVM, libvirt:</text:span><text:span text:style-name="T8"> JOCOM and SRC. </text:span><text:span text:style-name="T8">Work on</text:span><text:span text:style-name="T8"> automatic</text:span><text:span text:style-name="T8"> deployment.</text:span></text:p>
              </text:list-item>
              <text:list-item>
                <text:p text:style-name="P36"><text:span text:style-name="T7">Networking knowledge: </text:span><text:span text:style-name="T8">IP routing, </text:span><text:span text:style-name="T10">IEEE 802.1Q</text:span><text:span text:style-name="T8">, iptables, xtables, general network knowledge.</text:span></text:p>
              </text:list-item>
              <text:list-item>
                <text:p text:style-name="P36"><text:span text:style-name="T7">Chef:</text:span><text:span text:style-name="T8"> </text:span><text:span text:style-name="T8">since late 2011. </text:span><text:span text:style-name="T8">Migrating to </text:span><text:span text:style-name="T8">Chef-based infrastructure in SRC.</text:span></text:p>
              </text:list-item>
              <text:list-item>
                <text:p text:style-name="P36"><text:span text:style-name="T6">Asterisk </text:span><text:span text:style-name="T5">1.2, 1.6. With real-time sound recognition application integration via JACK.</text:span></text:p>
              </text:list-item>
              <text:list-item>
                <text:p text:style-name="P36"><text:span text:style-name="T6">MySQL, PostgreSQL, Mnesia:</text:span><text:span text:style-name="T5"> from 2005, for all database needs.</text:span></text:p>
              </text:list-item>
              <text:list-item>
                <text:p text:style-name="P36"><text:span text:style-name="T5">Interested in automatic deployment, </text:span><text:span text:style-name="T5">monitoring</text:span><text:span text:style-name="T5"> </text:span><text:span text:style-name="T5">and </text:span><text:span text:style-name="T5">self-recovering system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4">Education</text:p>
          </table:table-cell>
          <table:table-cell table:style-name="CV_5f_TABLE.A1.1.1" table:number-columns-spanned="3" office:value-type="string">
            <text:list xml:id="list175839075" text:style-name="L4">
              <text:list-item>
                <text:p text:style-name="P30"><text:span text:style-name="T3">2010–2013:</text:span><text:span text:style-name="T2"> University of Glasgow, B</text:span><text:span text:style-name="T2">S</text:span><text:span text:style-name="T2">c of Mobile Software Engineering. Faster route.</text:span></text:p>
              </text:list-item>
              <text:list-item>
                <text:p text:style-name="P30"><text:span text:style-name="T3">2009</text:span><text:span text:style-name="T3">–</text:span><text:span text:style-name="T3">201</text:span><text:span text:style-name="T3">0</text:span><text:span text:style-name="T3">: </text:span><text:span text:style-name="T4">Vilnius University, Financial and Actuarial Mathematics (un</text:span><text:span text:style-name="T4">f</text:span><text:span text:style-name="T4">inished)</text:span></text:p>
              </text:list-item>
              <text:list-item>
                <text:p text:style-name="P40"><text:span text:style-name="T1">2004</text:span><text:span text:style-name="T1">–</text:span><text:span text:style-name="T1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>Olympiads, competitions</text:p>
          </table:table-cell>
          <table:table-cell table:style-name="CV_5f_TABLE.A1.1.1" table:number-columns-spanned="3" office:value-type="string">
            <text:list xml:id="list160129948" text:style-name="L5">
              <text:list-item>
                <text:p text:style-name="P37">2008 2nd place in prof. J. Matulionis Junior mathematicians' competition.</text:p>
              </text:list-item>
              <text:list-item>
                <text:p text:style-name="P37">2008 2nd place Junior mathematicians' competition in Šiauliai university.</text:p>
              </text:list-item>
              <text:list-item>
                <text:p text:style-name="P37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CV_5f_TABLE.14">
          <table:table-cell table:style-name="CV_5f_TABLE.A1.1.1" office:value-type="string">
            <text:p text:style-name="P12">Languages</text:p>
          </table:table-cell>
          <table:table-cell table:style-name="CV_5f_TABLE.A1.1.1" table:number-columns-spanned="3" office:value-type="string">
            <text:p text:style-name="P15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>Personal qualities</text:p>
          </table:table-cell>
          <table:table-cell table:style-name="CV_5f_TABLE.A1.1.1" table:number-columns-spanned="3" office:value-type="string">
            <text:p text:style-name="P20">I am more than happy to take a task and give it back once it's complete. I work alone easily and learn rapidly. I am considered being responsible, disciplined, well organized. <text:span text:style-name="T14">I love what I do.</text:span></text:p>
          </table:table-cell>
          <table:covered-table-cell/>
          <table:covered-table-cell/>
        </table:table-row>
        <table:table-row>
          <table:table-cell table:style-name="CV_5f_TABLE.A17" office:value-type="string">
            <text:p text:style-name="P16">Hobbies</text:p>
          </table:table-cell>
          <table:table-cell table:style-name="CV_5f_TABLE.A1.1.1" table:number-columns-spanned="3" office:value-type="string">
            <text:p text:style-name="P25">I enjoy being in nature; I often participate and organize hiking, cycling and hitch-hiking 2-5 day trips. Also o<text:span text:style-name="T11">rienteering sports. Lithuania ski orienteering champion in 2007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Driving</text:p>
          </table:table-cell>
          <table:table-cell table:style-name="CV_5f_TABLE.A1.1.1" table:number-columns-spanned="3" office:value-type="string">
            <text:p text:style-name="P26">Categories A and B</text:p>
          </table:table-cell>
          <table:covered-table-cell/>
          <table:covered-table-cell/>
        </table:table-row>
        <table:table-row table:style-name="CV_5f_TABLE.19">
          <table:table-cell table:style-name="CV_5f_TABLE.A1.1.1" office:value-type="string">
            <text:p text:style-name="P9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9">Recommendations <text:span text:style-name="T11">(c</text:span><text:span text:style-name="T11">ontacts available upon request</text:span><text:span text:style-name="T11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0">Gavin Reynolds</text:p>
          </table:table-cell>
          <table:table-cell table:style-name="CV_5f_TABLE.A1.1.1" table:number-columns-spanned="3" office:value-type="string">
            <text:p text:style-name="P26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Bronius Skūpas</text:p>
          </table:table-cell>
          <table:table-cell table:style-name="CV_5f_TABLE.A1.1.1" table:number-columns-spanned="3" office:value-type="string">
            <text:p text:style-name="P26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="100%" fo:margin-left="0.0783in" fo:margin-right="0.0783in" fo:margin-top="0in" fo:margin-bottom="0in" fo:text-align="end" style:justify-single-word="false" fo:text-indent="0in" style:auto-text-indent="false" style:page-number="auto" style:shadow="none">
        <style:tab-stops/>
      </style:paragraph-properties>
      <style:text-properties fo:font-size="14pt" fo:letter-spacing="0.0071in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="100%" fo:margin-left="0.0783in" fo:margin-right="0.0783in" fo:margin-top="0.0516in" fo:margin-bottom="0in" fo:text-align="end" style:justify-single-word="false" fo:text-indent="0in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in" fo:margin-bottom="0in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0516in" fo:margin-bottom="0in"/>
    </style:style>
    <style:style style:name="CV_20_Heading_20_3" style:display-name="CV Heading 3" style:family="paragraph" style:parent-style-name="Standard" style:next-style-name="Standard">
      <style:paragraph-properties fo:margin="100%" fo:margin-left="0.0783in" fo:margin-right="0.0783in" fo:margin-top="0in" fo:margin-bottom="0in" fo:text-align="end" style:justify-single-word="false" fo:text-indent="0in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0516in" fo:margin-bottom="0in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="100%" fo:margin-left="0.0783in" fo:margin-right="0.0783in" fo:margin-top="0in" fo:margin-bottom="0in" fo:text-align="end" style:justify-single-word="false" fo:text-indent="0in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="100%" fo:margin-left="0.0193in" fo:margin-right="0in" fo:margin-top="0in" fo:margin-bottom="0in" fo:text-align="center" style:justify-single-word="false" fo:text-indent="0in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="100%" fo:margin-left="0.0398in" fo:margin-right="0.0398in" fo:margin-top="0in" fo:margin-bottom="0in" fo:text-indent="0in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="100%" fo:margin-left="0.0398in" fo:margin-right="0.0398in" fo:margin-top="0in" fo:margin-bottom="0in" fo:text-align="center" style:justify-single-word="false" fo:text-indent="0in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="100%" fo:margin-left="0.0783in" fo:margin-right="0in" fo:margin-top="0in" fo:margin-bottom="0in" fo:text-align="start" style:justify-single-word="false" fo:text-indent="0in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="100%" fo:margin-left="0.0783in" fo:margin-right="0.0783in" fo:margin-top="0in" fo:margin-bottom="0in" fo:text-indent="0in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0516in" fo:margin-bottom="0in"/>
    </style:style>
    <style:style style:name="CV_20_Medium" style:display-name="CV Medium" style:family="paragraph" style:parent-style-name="CV_20_Major" style:class="extra">
      <style:paragraph-properties fo:margin="100%" fo:margin-left="0.0783in" fo:margin-right="0.0783in" fo:margin-top="0in" fo:margin-bottom="0in" fo:text-indent="0in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0516in" fo:margin-bottom="0in"/>
    </style:style>
    <style:style style:name="CV_20_Normal" style:display-name="CV Normal" style:family="paragraph" style:parent-style-name="CV_20_Medium" style:class="extra">
      <style:paragraph-properties fo:margin="100%" fo:margin-left="0.0783in" fo:margin-right="0.0783in" fo:margin-top="0in" fo:margin-bottom="0in" fo:text-indent="0in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0516in" fo:margin-bottom="0in"/>
    </style:style>
    <style:style style:name="CV_20_Footer_20_Left" style:display-name="CV Footer Left" style:family="paragraph" style:parent-style-name="Standard">
      <style:paragraph-properties fo:margin="100%" fo:margin-left="0in" fo:margin-right="0in" fo:margin-top="0in" fo:margin-bottom="0in" fo:text-align="end" style:justify-single-word="false" fo:text-indent="0.25in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/>
    <style:page-layout style:name="Mpm1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543in" fo:margin-bottom="0.3819in" fo:margin-left="0.3937in" fo:margin-right="0.3937in" fo:background-color="transparent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see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Motiejus Jakštys Curriculum Vitae</dc:title>
    <meta:initial-creator>PHT</meta:initial-creator>
    <meta:creation-date>2005-01-21T11:29:00</meta:creation-date>
    <dc:date>2012-08-27T17:02:42</dc:date>
    <meta:print-date>2011-11-25T11:16:54</meta:print-date>
    <meta:editing-cycles>1711</meta:editing-cycles>
    <meta:editing-duration>P1DT5H46M21S</meta:editing-duration>
    <meta:keyword>Motiejus Jakštys</meta:keyword>
    <meta:document-statistic meta:table-count="1" meta:image-count="0" meta:object-count="0" meta:page-count="1" meta:paragraph-count="58" meta:word-count="585" meta:character-count="4212" meta:non-whitespace-character-count="3714"/>
    <meta:user-defined meta:name="Info 1"/>
    <meta:user-defined meta:name="Info 2"/>
    <meta:user-defined meta:name="Info 3"/>
    <meta:user-defined meta:name="Info 4"/>
  </office:meta>
</office:document-meta>
</file>